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7f5" officeooo:paragraph-rsid="000697f5"/>
    </style:style>
    <style:style style:name="P2" style:family="paragraph" style:parent-style-name="Standard">
      <style:text-properties officeooo:rsid="000697f5" officeooo:paragraph-rsid="0008e300"/>
    </style:style>
    <style:style style:name="P3" style:family="paragraph" style:parent-style-name="Text_20_body">
      <style:text-properties officeooo:rsid="000697f5" officeooo:paragraph-rsid="000697f5"/>
    </style:style>
    <style:style style:name="P4" style:family="paragraph" style:parent-style-name="Text_20_body">
      <style:text-properties officeooo:rsid="0007d66a" officeooo:paragraph-rsid="0007d66a"/>
    </style:style>
    <style:style style:name="T1" style:family="text">
      <style:text-properties officeooo:rsid="00080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 2</text:p>
      <text:p text:style-name="P3"/>
      <text:p text:style-name="P3">db.emp.insertMany([ </text:p>
      <text:p text:style-name="Text_20_body">// Administrative Department (4 employees) </text:p>
      <text:p text:style-name="Text_20_body">{ </text:p>
      <text:p text:style-name="Text_20_body">"empid": "A101", </text:p>
      <text:p text:style-name="Text_20_body">"ename": "Alice Williams", </text:p>
      <text:p text:style-name="Text_20_body">"department": "Administrative", </text:p>
      <text:p text:style-name="Text_20_body">"city": "Bangalore", </text:p>
      <text:p text:style-name="Text_20_body">"education": "MBA", </text:p>
      <text:p text:style-name="Text_20_body">"salary": 45000, </text:p>
      <text:p text:style-name="Text_20_body">"post": "Admin Manager", </text:p>
      <text:p text:style-name="Text_20_body">"join_date": new Date("2022-01-15"), </text:p>
      <text:p text:style-name="Text_20_body">"leaving_date": null, </text:p>
      <text:p text:style-name="Text_20_body">"skills": ["Organization", "Project Management"] </text:p>
      <text:p text:style-name="Text_20_body">}, </text:p>
      <text:p text:style-name="Text_20_body">{ </text:p>
      <text:p text:style-name="Text_20_body">"empid": "A102", </text:p>
      <text:p text:style-name="Text_20_body">"ename": "John Smith", </text:p>
      <text:p text:style-name="Text_20_body">"department": "Administrative", </text:p>
      <text:p text:style-name="Text_20_body">"city": "Mumbai", </text:p>
      <text:p text:style-name="Text_20_body">"education": "B.A. in Management", </text:p>
      <text:p text:style-name="Text_20_body">"salary": 38000, </text:p>
      <text:p text:style-name="Text_20_body">"post": "Admin Executive", </text:p>
      <text:p text:style-name="Text_20_body">"join_date": new Date("2021-06-10"), </text:p>
      <text:p text:style-name="Text_20_body">"leaving_date": null, </text:p>
      <text:p text:style-name="Text_20_body">"skills": ["Office Management", "Communication"] </text:p>
      <text:p text:style-name="Text_20_body">}, </text:p>
      <text:p text:style-name="Text_20_body">{ </text:p>
      <text:p text:style-name="Text_20_body">"empid": "A103", </text:p>
      <text:p text:style-name="Text_20_body">"ename": "Sophia Brown", </text:p>
      <text:p text:style-name="Text_20_body">"department": "Administrative", </text:p>
      <text:p text:style-name="Text_20_body"><text:soft-page-break/>"city": "Chennai", </text:p>
      <text:p text:style-name="Text_20_body">"education": "B.Com", </text:p>
      <text:p text:style-name="Text_20_body">"salary": 40000, </text:p>
      <text:p text:style-name="Text_20_body">"post": "Office Assistant", </text:p>
      <text:p text:style-name="Text_20_body">"join_date": new Date("2023-03-25"), </text:p>
      <text:p text:style-name="Text_20_body">"leaving_date": null, </text:p>
      <text:p text:style-name="Text_20_body">"skills": ["Scheduling", "Customer Service"] </text:p>
      <text:p text:style-name="Text_20_body">}, </text:p>
      <text:p text:style-name="Text_20_body">{ </text:p>
      <text:p text:style-name="Text_20_body">"empid": "A104", </text:p>
      <text:p text:style-name="Text_20_body">"ename": "David Harris", </text:p>
      <text:p text:style-name="Text_20_body">"department": "Administrative", </text:p>
      <text:p text:style-name="Text_20_body">"city": "Delhi", </text:p>
      <text:p text:style-name="Text_20_body">"education": "MBA", </text:p>
      <text:p text:style-name="Text_20_body">"salary": 48000, </text:p>
      <text:p text:style-name="Text_20_body">"post": "Admin Supervisor", </text:p>
      <text:p text:style-name="Text_20_body">"join_date": new Date("2022-09-10"), </text:p>
      <text:p text:style-name="Text_20_body">"leaving_date": null, </text:p>
      <text:p text:style-name="Text_20_body">"skills": ["Team Management", "Leadership"] </text:p>
      <text:p text:style-name="Text_20_body">}, </text:p>
      <text:p text:style-name="Text_20_body">// Account Department (3 employees) </text:p>
      <text:p text:style-name="Text_20_body">{ </text:p>
      <text:p text:style-name="Text_20_body">"empid": "AC101", </text:p>
      <text:p text:style-name="Text_20_body">"ename": "Sarah Taylor", </text:p>
      <text:p text:style-name="Text_20_body">"department": "Account", </text:p>
      <text:p text:style-name="Text_20_body">"city": "Bangalore", </text:p>
      <text:p text:style-name="Text_20_body">"education": "M.Com", </text:p>
      <text:p text:style-name="Text_20_body">"salary": 55000, </text:p>
      <text:p text:style-name="Text_20_body">"post": "Account Manager", </text:p>
      <text:p text:style-name="Text_20_body">"join_date": new Date("2021-02-14"), </text:p>
      <text:p text:style-name="Text_20_body">"leaving_date": null, </text:p>
      <text:p text:style-name="Text_20_body">"skills": ["Financial Reporting", "Auditing"] </text:p>
      <text:p text:style-name="Text_20_body"><text:soft-page-break/>}, </text:p>
      <text:p text:style-name="Text_20_body">{ </text:p>
      <text:p text:style-name="Text_20_body">"empid": "AC102", </text:p>
      <text:p text:style-name="Text_20_body">"ename": "William Scott", </text:p>
      <text:p text:style-name="Text_20_body">"department": "Account", </text:p>
      <text:p text:style-name="Text_20_body">"city": "Pune", </text:p>
      <text:p text:style-name="Text_20_body">"education": "B.Com", </text:p>
      <text:p text:style-name="Text_20_body">"salary": 50000, </text:p>
      <text:p text:style-name="Text_20_body">"post": "Accountant", </text:p>
      <text:p text:style-name="Text_20_body">"join_date": new Date("2022-07-22"), </text:p>
      <text:p text:style-name="Text_20_body">"leaving_date": null, </text:p>
      <text:p text:style-name="Text_20_body">"skills": ["Taxation", "Accounting Software"] </text:p>
      <text:p text:style-name="Text_20_body">}, </text:p>
      <text:p text:style-name="Text_20_body">// CSE Department (2 employees) </text:p>
      <text:p text:style-name="Text_20_body">{ </text:p>
      <text:p text:style-name="Text_20_body">"empid": "CSE101", </text:p>
      <text:p text:style-name="Text_20_body">"ename": "James Watson", </text:p>
      <text:p text:style-name="Text_20_body">"department": "CSE", </text:p>
      <text:p text:style-name="Text_20_body">"city": "Bangalore", </text:p>
      <text:p text:style-name="Text_20_body">"education": "B.Tech in CSE", </text:p>
      <text:p text:style-name="Text_20_body">"salary": 60000, </text:p>
      <text:p text:style-name="Text_20_body">"post": "Software Engineer", </text:p>
      <text:p text:style-name="Text_20_body">"join_date": new Date("2021-01-20"), </text:p>
      <text:p text:style-name="Text_20_body">"leaving_date": null, </text:p>
      <text:p text:style-name="Text_20_body">"skills": ["Java", "Spring"] </text:p>
      <text:p text:style-name="Text_20_body">}, </text:p>
      <text:p text:style-name="Text_20_body">{ </text:p>
      <text:p text:style-name="Text_20_body">"empid": "CSE102", </text:p>
      <text:p text:style-name="Text_20_body">"ename": "Emily White", </text:p>
      <text:p text:style-name="Text_20_body">"department": "CSE", </text:p>
      <text:p text:style-name="Text_20_body">"city": "Hyderabad", </text:p>
      <text:p text:style-name="Text_20_body">"education": "M.Tech in CSE", </text:p>
      <text:p text:style-name="Text_20_body"><text:soft-page-break/>"salary": 70000, </text:p>
      <text:p text:style-name="Text_20_body">"post": "Senior Software Engineer", </text:p>
      <text:p text:style-name="Text_20_body">"join_date": new Date("2020-11-18"), </text:p>
      <text:p text:style-name="Text_20_body">"leaving_date": null, </text:p>
      <text:p text:style-name="Text_20_body">"skills": ["Python", "Django"] </text:p>
      <text:p text:style-name="Text_20_body">}, </text:p>
      <text:p text:style-name="Text_20_body">// IT Department (1 employee) </text:p>
      <text:p text:style-name="Text_20_body">{ </text:p>
      <text:p text:style-name="Text_20_body">"empid": "IT101", </text:p>
      <text:p text:style-name="Text_20_body">"ename": "Daniel Green", </text:p>
      <text:p text:style-name="Text_20_body">"department": "IT", </text:p>
      <text:p text:style-name="Text_20_body">"city": "Bangalore", </text:p>
      <text:p text:style-name="Text_20_body">"education": "B.Tech in IT", </text:p>
      <text:p text:style-name="Text_20_body">"salary": 65000, </text:p>
      <text:p text:style-name="Text_20_body">"post": "Network Engineer", </text:p>
      <text:p text:style-name="Text_20_body">"join_date": new Date("2022-04-10"), </text:p>
      <text:p text:style-name="Text_20_body">"leaving_date": null, </text:p>
      <text:p text:style-name="Text_20_body">"skills": ["Networking", "Linux"] </text:p>
      <text:p text:style-name="Text_20_body">}, </text:p>
      <text:p text:style-name="Text_20_body">// Library Department (1 employee) </text:p>
      <text:p text:style-name="Text_20_body">{ </text:p>
      <text:p text:style-name="Text_20_body">"empid": "LIB101", </text:p>
      <text:p text:style-name="Text_20_body">"ename": "Olivia Davis", </text:p>
      <text:p text:style-name="Text_20_body">"department": "Library", </text:p>
      <text:p text:style-name="Text_20_body">"city": "Delhi", </text:p>
      <text:p text:style-name="Text_20_body">"education": "B.Lib.Sc.", </text:p>
      <text:p text:style-name="Text_20_body">"salary": 35000, </text:p>
      <text:p text:style-name="Text_20_body">"post": "Library Assistant", </text:p>
      <text:p text:style-name="Text_20_body">"join_date": new Date("2021-09-15"), </text:p>
      <text:p text:style-name="Text_20_body">"leaving_date": null, </text:p>
      <text:p text:style-name="Text_20_body">"skills": ["Cataloguing", "Research Assistance"] </text:p>
      <text:p text:style-name="Text_20_body">} ]); </text:p>
      <text:p text:style-name="Text_20_body"><text:soft-page-break/>db.emp.find({ salary: { $gte: 30000, $lte: 45000 } })</text:p>
      <text:p text:style-name="Text_20_body"/>
      <text:p text:style-name="Text_20_body">db.emp.aggregate([</text:p>
      <text:p text:style-name="Text_20_body"><text:s text:c="2"/>{ $group: { _id: "$department", total_emp: { $sum: 1 } } },</text:p>
      <text:p text:style-name="Text_20_body"><text:s text:c="2"/>{ $match: { total_emp: { $gte: 4 } } }</text:p>
      <text:p text:style-name="Text_20_body">])</text:p>
      <text:p text:style-name="P1"/>
      <text:p text:style-name="P1"/>
      <text:p text:style-name="P1"/>
      <text:p text:style-name="P1">db.employees.countDocuments({ department: "IT" })</text:p>
      <text:p text:style-name="P1"/>
      <text:p text:style-name="P1"/>
      <text:p text:style-name="P1">db.emp.find().sort({salary:-1}).limit(1)</text:p>
      <text:p text:style-name="P1"/>
      <text:p text:style-name="P1"/>
      <text:p text:style-name="P1"/>
      <text:p text:style-name="P1"><text:span text:style-name="T1">d</text:span>b.emp.aggregate([{$group:{_id:"$department",total_emp:{$sum:1}}},{$sort:{total_emp:-1}},{$limit:1}])</text:p>
      <text:p text:style-name="P1">[ { _id: 'Administrative', total_emp: 4 } ]</text:p>
      <text:p text:style-name="P1"/>
      <text:p text:style-name="P1"/>
      <text:p text:style-name="P1"/>
      <text:p text:style-name="P1">db.emp.updateMany({department:"IT"},{$set:{department:"Information Technology"}})</text:p>
      <text:p text:style-name="P1"/>
      <text:p text:style-name="P1"/>
      <text:p text:style-name="P1">emp&gt; db.emp.createIndex({department:1})</text:p>
      <text:p text:style-name="P1">department_1</text:p>
      <text:p text:style-name="P1"/>
      <text:p text:style-name="P1">emp&gt; db.emp.getIndexes();</text:p>
      <text:p text:style-name="P1">[</text:p>
      <text:p text:style-name="P1"><text:s text:c="2"/>{ v: 2, key: { _id: 1 }, name: '_id_' },</text:p>
      <text:p text:style-name="P1"><text:s text:c="2"/>{ v: 2, key: { department: 1 }, name: 'department_1' }</text:p>
      <text:p text:style-name="P1">]</text:p>
      <text:p text:style-name="P1"/>
      <text:p text:style-name="P1">emp&gt; db.emp.dropIndex({department:1});</text:p>
      <text:p text:style-name="P1">{ nIndexesWas: 2, ok: 1 }</text:p>
      <text:p text:style-name="P1"/>
      <text:p text:style-name="P1"/>
      <text:p text:style-name="P1"/>
      <text:p text:style-name="P2">emp&gt; var map=function(){emit(this.department,1)}; </text:p>
      <text:p text:style-name="P2">emp&gt; var reduce=function(key,values){return Array.sum(values);} </text:p>
      <text:p text:style-name="P2">emp&gt; db.emp.mapReduce(map,reduce,{out:"Total_emp"})</text:p>
      <text:p text:style-name="P2"/>
      <text:p text:style-name="P2">db.Total_emp.find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41:26.416591579</meta:creation-date>
    <dc:date>2024-11-12T20:28:18.591042265</dc:date>
    <meta:editing-duration>PT16M21S</meta:editing-duration>
    <meta:editing-cycles>1</meta:editing-cycles>
    <meta:document-statistic meta:table-count="0" meta:image-count="0" meta:object-count="0" meta:page-count="5" meta:paragraph-count="150" meta:word-count="400" meta:character-count="3770" meta:non-whitespace-character-count="3384"/>
    <meta:generator>LibreOffice/7.3.7.2$Linux_X86_64 LibreOffice_project/30$Build-2</meta:generator>
  </office:meta>
</office:document-meta>
</file>